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list-style-name="L3">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list-style-name="L4">
      <style:paragraph-properties fo:text-align="start" style:justify-single-word="false"/>
      <style:text-properties fo:font-size="12pt" fo:font-weight="normal" style:font-size-asian="12pt" style:font-weight-asian="normal" style:font-size-complex="12pt" style:font-weight-complex="normal"/>
    </style:style>
    <style:style style:name="P10" style:family="paragraph" style:parent-style-name="Standard" style:list-style-name="L5">
      <style:paragraph-properties fo:text-align="start" style:justify-single-word="false"/>
      <style:text-properties fo:font-size="12pt" fo:font-weight="normal" style:font-size-asian="12pt" style:font-weight-asian="normal" style:font-size-complex="12pt" style:font-weight-complex="normal"/>
    </style:style>
    <style:style style:name="P11" style:family="paragraph" style:parent-style-name="Standard" style:list-style-name="L6">
      <style:paragraph-properties fo:text-align="start" style:justify-single-word="false"/>
      <style:text-properties fo:font-size="12pt" fo:font-weight="normal" style:font-size-asian="12pt" style:font-weight-asian="normal" style:font-size-complex="12pt" style:font-weight-complex="normal"/>
    </style:style>
    <style:style style:name="P12" style:family="paragraph" style:parent-style-name="Standard" style:list-style-name="L7">
      <style:paragraph-properties fo:text-align="start" style:justify-single-word="false"/>
      <style:text-properties fo:font-size="12pt"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4" style:family="paragraph">
      <style:paragraph-properties fo:text-align="center"/>
    </style:style>
    <style:style style:name="P15" style:family="paragraph">
      <style:text-properties fo:font-size="12pt"/>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marker-end="Arrowheads_20_1"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start="Arrowheads_20_1" draw:marker-end="Arrowheads_20_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34"/><text:span text:style-name="T1"><text:s text:c="3"/>STUDENT RESULT MANAGEMENT SYSTEM</text:span></text:p>
      <text:p text:style-name="P4"/>
      <text:p text:style-name="P2">1 Introduction</text:p>
      <text:p text:style-name="P2">In our day-to-day life, we come across various examination results such as school exam results, college semester exam results, etc. How efficiently it produces someone's result by just filling in student details! But, have you ever thought of creating one? The ones who did basically went through the hectic job of perfecting their database and then using the knowledge of front-end and back-end to do so. We are creating a student result management system in which there is user and admin login. In admin we can edit details of student like examination marks. In the user portion user can see his/her details.</text:p>
      <text:p text:style-name="P2"/>
      <text:p text:style-name="P2">1.1 Purpose</text:p>
      <text:p text:style-name="P2"><text:s/>This specification document describe the capabilities that will be provided by the software <text:s text:c="38"/>application 'Student Result Management System'. It also states the various required constraints by which the system will abide. The intended audience for this document are the development team, testing team end users of the product.</text:p>
      <text:p text:style-name="P2"/>
      <text:p text:style-name="P2">1.2 Scope</text:p>
      <text:p text:style-name="P2"><text:s/>The software Product 'Student Result Management System' will be an MIS and reporting application</text:p>
      <text:p text:style-name="P2">that will be used for result preparation ans management of B.Tech. Programs of a University. The application will manage the information of Student marks in different years for each subject. The application will greatly simplify and speed up the result Preparation and Management process.</text:p>
      <text:p text:style-name="P2"/>
      <text:p text:style-name="P2">1.3 Definitions, Acronyms and Abbreviations</text:p>
      <text:p text:style-name="P2">Following abbreviations have been used throughout this document:</text:p>
      <text:p text:style-name="P2">B.Tech. : Bachelor of technology.</text:p>
      <text:p text:style-name="P2">IT: Information Technology.</text:p>
      <text:p text:style-name="P2">DBA: Database Administrator.</text:p>
      <text:p text:style-name="P2">1.4References</text:p>
      <text:p text:style-name="P2"><text:a xlink:type="simple" xlink:href="https://www.sourcecodester.com/php/14272/student-result-management-system.html">https://www.sourcecodester.com/php/14272/student-result-management-system.html</text:a></text:p>
      <text:p text:style-name="P2"><text:a xlink:type="simple" xlink:href="https://www.codewithharry.com/videos/python-gui-tkinter-hindi-1/">https://www.codewithharry.com/videos/python-gui-tkinter-hindi-1/</text:a></text:p>
      <text:p text:style-name="P2"><text:a xlink:type="simple" xlink:href="https://www.w3schools.com/python/python_mysql_getstarted.asp">https://www.w3schools.com/python/python_mysql_getstarted.asp</text:a></text:p>
      <text:p text:style-name="P2"/>
      <text:p text:style-name="P2">1.5 Overview</text:p>
      <text:p text:style-name="P2">The result of this SRS document describes the various system requirements, interfaces, features and functionality in detail.</text:p>
      <text:p text:style-name="P2"/>
      <text:p text:style-name="P2">2 Overall Description</text:p>
      <text:p text:style-name="P2">The Student Result Management system will have the capability to maintain the information about students enrolled in the course, the subjects offered to students during different semesters, the marks obtained by students in different subjects in various semesters. The software will also generate summary reports regarding student information, semester-wise mark lists and performance reports. Mark-sheets of individual student will also be generated by the application.</text:p>
      <text:p text:style-name="P2"/>
      <text:p text:style-name="P2"/>
      <text:p text:style-name="P2"/>
      <text:p text:style-name="P2"/>
      <text:p text:style-name="P2"/>
      <text:p text:style-name="P2"><text:soft-page-break/></text:p>
      <text:p text:style-name="P2"/>
      <text:p text:style-name="P2"/>
      <text:p text:style-name="P2">2.1 Product perspective</text:p>
      <text:p text:style-name="P2">The application will be a window based, self contained and independent software product.</text:p>
      <text:p text:style-name="P2"/>
      <text:p text:style-name="P2"><draw:rect text:anchor-type="paragraph" draw:z-index="0" draw:style-name="gr1" draw:text-style-name="P14" svg:width="1.8961in" svg:height="1.5315in" svg:x="1.1291in" svg:y="0.1146in"><text:p text:style-name="P14">Front End client</text:p><text:p text:style-name="P14">Application(with data </text:p><text:p text:style-name="P14">Entry/update/delete/view</text:p><text:p text:style-name="P14">And reporting facility)</text:p></draw:rect></text:p>
      <text:p text:style-name="P3"><draw:custom-shape text:anchor-type="paragraph" draw:z-index="1" draw:style-name="gr2" draw:text-style-name="P15" svg:width="1.428in" svg:height="1.126in" svg:x="4.8898in" svg:y="0.0272in"><text:p><text:span text:style-name="T2"><text:s text:c="5"/></text:span><text:span text:style-name="T2">Backend </text:span></text:p><text:p><text:span text:style-name="T2"><text:s text:c="5"/></text:span><text:span text:style-name="T2">Database</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P3"><text:s text:c="2"/></text:p>
      <text:p text:style-name="P3"/>
      <text:p text:style-name="P3"><draw:line text:anchor-type="paragraph" draw:z-index="2" draw:style-name="gr3" draw:text-style-name="P14" svg:x1="3.0252in" svg:y1="0.0354in" svg:x2="4.8063in" svg:y2="0.0354in"><text:p/></draw:line></text:p>
      <text:p text:style-name="P3"/>
      <text:p text:style-name="P3"/>
      <text:p text:style-name="P3"/>
      <text:p text:style-name="P3"/>
      <text:p text:style-name="P3">2.1.1 System Interfaces</text:p>
      <text:p text:style-name="P3">None</text:p>
      <text:p text:style-name="P3"/>
      <text:p text:style-name="P3">2.1.2 User Interfaces</text:p>
      <text:p text:style-name="P3">The application will have a user friendly and menu based interface. Following Screens will be provided:</text:p>
      <text:list xml:id="list4803748129310000669" text:style-name="L1">
        <text:list-item>
          <text:p text:style-name="P6">A login screen for entering the username , <text:s/>password and role(Administrator ,data Entry Operator,students) will be provided. Access to different screens will be based upon the role of the user.</text:p>
        </text:list-item>
        <text:list-item>
          <text:p text:style-name="P6">There will be a screen for capturing and displaying information regarding what all subjects are offered during which semester.</text:p>
        </text:list-item>
        <text:list-item>
          <text:p text:style-name="P6">There will be a screen for capturing and displaying information regarding various students enrolled <text:s/>for the course in different years.</text:p>
        </text:list-item>
      </text:list>
      <text:p text:style-name="P3"/>
      <text:p text:style-name="P3">2.1.3 Hardware Interface</text:p>
      <text:list xml:id="list4174605903300453391" text:style-name="L2">
        <text:list-item>
          <text:list>
            <text:list-item>
              <text:list>
                <text:list-item>
                  <text:p text:style-name="P7">Screen resolution of at least 800* 600- required for proper and complete viewing of screens. Higher resolution would not be a problem.</text:p>
                </text:list-item>
                <text:list-item>
                  <text:p text:style-name="P7">Standalone system or network based-not a concern, as it will be possible to run the application on any of these.</text:p>
                </text:list-item>
              </text:list>
            </text:list-item>
          </text:list>
        </text:list-item>
      </text:list>
      <text:p text:style-name="P3"/>
      <text:p text:style-name="P3">2.1.4 Software Interfaces</text:p>
      <text:list xml:id="list1341653155240039998" text:style-name="L3">
        <text:list-item>
          <text:list>
            <text:list-item>
              <text:list>
                <text:list-item>
                  <text:p text:style-name="P8">Any windows-based operating system.</text:p>
                </text:list-item>
                <text:list-item>
                  <text:p text:style-name="P8">VS code</text:p>
                </text:list-item>
                <text:list-item>
                  <text:p text:style-name="P8">MYSQL</text:p>
                </text:list-item>
              </text:list>
            </text:list-item>
          </text:list>
        </text:list-item>
      </text:list>
      <text:p text:style-name="P3"/>
      <text:p text:style-name="P3">2.1.5 Communication Interfaces</text:p>
      <text:p text:style-name="P3">None</text:p>
      <text:p text:style-name="P3"/>
      <text:p text:style-name="P3">2.1.6 Operations</text:p>
      <text:p text:style-name="P3">This product release will not cover any automated housekeeping aspects of the database. The DBA at the client site(i.e., University) will be responsible for manually deleting/old/non-required data.Database backup and recovery will also have to be handled <text:s/>by the DBA.</text:p>
      <text:p text:style-name="P3">However, the system will provide a 'RESET SYSTEM' function that will delete (upon confirmation from the administrator) all the existing information from the database.</text:p>
      <text:p text:style-name="P3"><text:soft-page-break/></text:p>
      <text:p text:style-name="P3"/>
      <text:p text:style-name="P3">2.2 Product Functions</text:p>
      <text:p text:style-name="P3">The system will allow access only to authorized users with specific roles. Depending upon the user's role, he/she will be able to access only specific modules of the system.</text:p>
      <text:p text:style-name="P3">A summary of the major functions that the software will perform:</text:p>
      <text:list xml:id="list5215371537416975986" text:style-name="L4">
        <text:list-item>
          <text:p text:style-name="P9">A Login facility for enabling only authorized access to the system.</text:p>
        </text:list-item>
        <text:list-item>
          <text:p text:style-name="P9">User with role teacher will be able to add/modify/delete information about different students that are enrolled for the course in different years.</text:p>
        </text:list-item>
        <text:list-item>
          <text:p text:style-name="P9">User with role administrator will be able to create/modify/delete new/existing user accounts.</text:p>
        </text:list-item>
      </text:list>
      <text:p text:style-name="P3"/>
      <text:p text:style-name="P3">2.3 User Characteristics</text:p>
      <text:list xml:id="list4129117762922146433" text:style-name="L5">
        <text:list-item>
          <text:list>
            <text:list-item>
              <text:p text:style-name="P10">Educational level: At least graduate should be comfortable with English language.</text:p>
            </text:list-item>
            <text:list-item>
              <text:p text:style-name="P10">Experience: Should be well versed/informed about the course structure of B.Tech program of the university. Entry of marks or their modification can be done only by user who is authorized for this job by the result preparation committee of the university.</text:p>
            </text:list-item>
            <text:list-item>
              <text:p text:style-name="P10">Technical experience: Should be comfortable using general-purpose applications on a computer.</text:p>
              <text:p text:style-name="P10"><text:s/></text:p>
            </text:list-item>
          </text:list>
        </text:list-item>
      </text:list>
      <text:p text:style-name="P3"><text:s/>2.4 Constraints</text:p>
      <text:list xml:id="list5622074408953239090" text:style-name="L6">
        <text:list-item>
          <text:list>
            <text:list-item>
              <text:p text:style-name="P11">Since the DBMS being used in MS Access 200, which is not a very powerful DBMS , it will not be able to store a very huge information.</text:p>
            </text:list-item>
            <text:list-item>
              <text:p text:style-name="P11">Due to limited features of DBMS being used, database auditing will also be provided.</text:p>
            </text:list-item>
          </text:list>
        </text:list-item>
      </text:list>
      <text:p text:style-name="P3"/>
      <text:p text:style-name="P3">3 Specific Requirements</text:p>
      <text:p text:style-name="P3">This section contains the software requirements to a level of detail sufficient to enabled designers to design the system, ad testers to test that system.</text:p>
      <text:p text:style-name="P3">3.1External Interfaces Requirements</text:p>
      <text:p text:style-name="P3">3.1.1 User Interfaces</text:p>
      <text:p text:style-name="P3">The following screens will be provided</text:p>
      <text:p text:style-name="P3">Login Screen:</text:p>
      <text:p text:style-name="P3">this will be the first screen that will be displayed . Ti will allow user to access different screens based upon the user's role . Various fields available on this screen</text:p>
      <text:p text:style-name="P3">3.1.2Software Interface</text:p>
      <text:p text:style-name="P3">python </text:p>
      <text:p text:style-name="P3">tkinter </text:p>
      <text:p text:style-name="P3">mysql</text:p>
      <text:p text:style-name="P3"/>
      <text:p text:style-name="P3"/>
      <text:list xml:id="list1494677279868693183" text:style-name="L7">
        <text:list-item>
          <text:list>
            <text:list-header>
              <text:p text:style-name="P12"/>
            </text:list-header>
          </text:list>
        </text:list-item>
      </text:list>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10 30h20z"/>
    <draw:marker draw:name="Arrowheads_20_5" draw:display-name="Arrowheads 5" svg:viewBox="0 0 1131 1580" svg:d="m1013 1491 118 89-567-1580-564 1580 114-85 136-68 148-46 161-17 161 13 153 46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04T09:51:25.46</meta:creation-date>
    <dc:date>2022-05-16T09:26:13.03</dc:date>
    <meta:editing-duration>PT1H34M51S</meta:editing-duration>
    <meta:editing-cycles>4</meta:editing-cycles>
    <meta:generator>OpenOffice/4.0.1$Win32 OpenOffice.org_project/401m5$Build-9714</meta:generator>
    <meta:document-statistic meta:table-count="0" meta:image-count="0" meta:object-count="0" meta:page-count="3" meta:paragraph-count="68" meta:word-count="858" meta:character-count="5818"/>
  </office:meta>
</office:document-meta>
</file>